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margin-bottom="0.1388in" style:page-number="1"/>
    </style:style>
    <style:style style:name="P2" style:parent-style-name="Heading2" style:family="paragraph">
      <style:paragraph-properties fo:margin-bottom="0.1388in"/>
    </style:style>
    <style:style style:name="P3" style:parent-style-name="Standard" style:family="paragraph">
      <style:paragraph-properties fo:margin-top="0.1388in" fo:margin-bottom="0.1388in" fo:line-height="100%"/>
    </style:style>
    <style:style style:name="T4" style:parent-style-name="DefaultParagraphFont" style:family="text">
      <style:text-properties fo:font-weight="bold" style:font-weight-asian="bold" style:font-weight-complex="bold" fo:background-color="#000000"/>
    </style:style>
    <style:style style:name="T5" style:parent-style-name="DefaultParagraphFont" style:family="text">
      <style:text-properties fo:font-weight="bold" style:font-weight-asian="bold" style:font-weight-complex="bold"/>
    </style:style>
    <style:style style:name="P6" style:parent-style-name="Standard" style:family="paragraph">
      <style:paragraph-properties fo:margin-bottom="0.1388in" fo:line-height="200%"/>
    </style:style>
    <style:style style:name="P7" style:parent-style-name="Standard" style:family="paragraph">
      <style:paragraph-properties fo:margin-bottom="0.1388in" fo:line-height="200%"/>
    </style:style>
    <style:style style:name="P8" style:parent-style-name="Standard" style:family="paragraph">
      <style:paragraph-properties fo:margin-bottom="0.1388in" fo:line-height="200%"/>
    </style:style>
    <style:style style:name="P9" style:parent-style-name="Standard" style:family="paragraph">
      <style:paragraph-properties fo:margin-bottom="0.1388in" fo:line-height="200%"/>
    </style:style>
    <style:style style:name="P10" style:parent-style-name="Standard" style:family="paragraph">
      <style:paragraph-properties fo:margin-bottom="0.1388in" fo:line-height="100%"/>
    </style:style>
    <style:style style:name="P11" style:parent-style-name="Standard" style:family="paragraph">
      <style:paragraph-properties fo:margin-bottom="0.1388in"/>
    </style:style>
    <style:style style:name="P12" style:parent-style-name="Heading3" style:family="paragraph">
      <style:paragraph-properties fo:margin-bottom="0.1388in"/>
    </style:style>
    <style:style style:name="P13" style:parent-style-name="Standard" style:family="paragraph">
      <style:paragraph-properties fo:margin-bottom="0.1388in" fo:line-height="100%"/>
    </style:style>
    <style:style style:name="P14" style:parent-style-name="Standard" style:family="paragraph">
      <style:paragraph-properties fo:text-align="center" fo:margin-bottom="0.1388in" fo:line-height="200%"/>
    </style:style>
    <style:style style:name="P15" style:parent-style-name="Standard" style:family="paragraph">
      <style:paragraph-properties fo:margin-bottom="0.1388in" fo:line-height="100%"/>
    </style:style>
    <style:style style:name="P16" style:parent-style-name="Standard" style:family="paragraph">
      <style:paragraph-properties fo:margin-bottom="0.1388in" fo:line-height="100%"/>
    </style:style>
    <style:style style:name="P17" style:parent-style-name="Standard" style:family="paragraph">
      <style:paragraph-properties fo:margin-bottom="0.1388in" fo:line-height="100%"/>
    </style:style>
    <style:style style:name="P18" style:parent-style-name="Standard" style:family="paragraph">
      <style:paragraph-properties fo:margin-bottom="0.1388in" fo:line-height="100%"/>
    </style:style>
    <style:style style:name="P19" style:parent-style-name="Standard" style:family="paragraph">
      <style:paragraph-properties fo:margin-bottom="0.1388in" fo:line-height="100%"/>
    </style:style>
    <style:style style:name="P20" style:parent-style-name="Standard" style:family="paragraph">
      <style:paragraph-properties fo:margin-bottom="0.1388in" fo:line-height="100%"/>
    </style:style>
    <style:style style:name="P21" style:parent-style-name="Standard" style:family="paragraph">
      <style:paragraph-properties fo:margin-bottom="0.1388in" fo:line-height="100%"/>
    </style:style>
    <style:style style:name="P22" style:parent-style-name="Standard" style:family="paragraph">
      <style:paragraph-properties fo:margin-bottom="0.1388in" fo:line-height="100%"/>
    </style:style>
    <style:style style:name="P23" style:parent-style-name="Standard" style:family="paragraph">
      <style:paragraph-properties fo:margin-bottom="0.1388in" fo:line-height="100%"/>
    </style:style>
    <style:style style:name="P24" style:parent-style-name="Standard" style:family="paragraph">
      <style:paragraph-properties fo:margin-bottom="0.1388in" fo:line-height="100%"/>
    </style:style>
  </office:automatic-styles>
  <office:body>
    <office:text text:use-soft-page-breaks="true">
      <text:h text:style-name="P1" text:outline-level="1"><text:bookmark-start text:name="_470e1zts9bhf"/><text:bookmark-end text:name="_470e1zts9bhf"/>CPSC 449 - Web Back-End Engineering</text:h>
      <text:h text:style-name="P2" text:outline-level="2"><text:bookmark-start text:name="_4m5i7n7jo1jx"/><text:bookmark-end text:name="_4m5i7n7jo1jx"/>Project 2, Spring 2020 Submission - May 5, 2020</text:h>
      <text:p text:style-name="P3">Your role(s):<text:tab/>☐ Dev 1 (DynamoDB)<text:tab/><text:s/><text:span text:style-name="T4">☐</text:span><text:span text:style-name="T5"><text:s/>Dev 2 (Redis)</text:span><text:tab/>☐ Dev 3 (RSS)</text:p>
      <text:p text:style-name="P6">List the names of the other members of your team:</text:p>
      <text:list text:style-name="WWNum1">
        <text:list-item>
          <text:p text:style-name="P7">Tenzin Dorjee</text:p>
        </text:list-item>
        <text:list-item>
          <text:p text:style-name="P8">Winson Gin</text:p>
        </text:list-item>
        <text:list-item>
          <text:p text:style-name="P9">________________________________________</text:p>
        </text:list-item>
      </text:list>
      <text:p text:style-name="P10">By adding your name below, you certify that the files that have been submitted are your team’s own original work, and that you have appropriately cited any sources of code or information other than the textbooks and<text:s/>resources listed in the syllabus, assignment, and on the course website.</text:p>
      <text:p text:style-name="P11">Name:<text:s/>Matthew Nguyen<text:tab/>Date:<text:s/>5/6/2020</text:p>
      <text:h text:style-name="P12" text:outline-level="3"><text:bookmark-start text:name="_i5n2i57gli1l"/><text:bookmark-end text:name="_i5n2i57gli1l"/>CSUF email of the Dropbox account containing files for this submission</text:h>
      <text:p text:style-name="P13">(Note that this may be another team member’s account, not necessarily yours.)</text:p>
      <text:p text:style-name="P14">nmatthew45@csu.fullerton.edu</text:p>
      <text:p text:style-name="P15">Answer the following questions to finalize your submission. Include your answers in this document; do not use the Dropbox commenting feature.</text:p>
      <text:list text:style-name="WWNum2">
        <text:list-item text:start-value="1">
          <text:p text:style-name="P16">Is your part of the project complete? If not, describe what remains to be<text:s/>finished?<text:line-break/><text:line-break/>I believe my part of the project is 90% complete. I was not able to sort posts based on score for a particular community. I was only able to sort all of the posts.<text:s/></text:p>
        </text:list-item>
        <text:list-item>
          <text:p text:style-name="P17">Is the rest of the project complete? If not, describe what you’re aware of that<text:s/>remains to be finished.<text:s/><text:line-break/><text:line-break/>The rest of the project is not complete. I am aware that we were unable to hook up the posting and voting services together to generate bullet points 3-5 for the RSS feed.<text:line-break/><text:line-break/><text:line-break/></text:p>
        </text:list-item>
        <text:list-item>
          <text:p text:style-name="P18">If you had 20 extra-credit points to be apportioned among your team (including yourself), how many points would each team member receive? Explain your decision.<text:s/><text:line-break/><text:line-break/>I would give 10 extra credit points to Winson because he struggled for many, many hours to learn these new technologies and his part was the backbone of our project.<text:s/><text:line-break/><text:line-break/>The other 10 points would go to Tenzin because he had the job of making all three of our parts that used different technologies work together.<text:s/></text:p>
        </text:list-item>
      </text:list>
      <text:p text:style-name="P19"/>
      <text:list text:style-name="WWNum2" text:continue-numbering="true">
        <text:list-item>
          <text:p text:style-name="P20">Answer one of the following three questions, depending on your role in the project:</text:p>
          <text:list text:continue-numbering="true">
            <text:list-item>
              <text:p text:style-name="P21">Dev 1:<text:s/>How are you retrieving the most recent posts?</text:p>
            </text:list-item>
            <text:list-item>
              <text:p text:style-name="P22">Dev 2: How are you retrieving the IDs of the top-scoring posts?<text:line-break/><text:line-break/>We first sort our set that contains all post hashes by score using r.sort() and set it equal to new list sorted_posts. We then iterate through sorted_posts n times with n being however many IDs we want to retrieve. We append a slice of the post element (because we include the id in the post name as well e.g. post27) to a new empty list and return that after the for-loop executes.<text:line-break/><text:line-break/># create empty list L<text:line-break/># set empty list sorted_posts = r.sort(“allposts”, start=0, num=n…)<text:line-break/># for x in range(n):<text:line-break/>#<text:s/><text:tab/>L.append(sorted_posts[x][4:])<text:line-break/># return L<text:s/></text:p>
            </text:list-item>
            <text:list-item>
              <text:p text:style-name="P23">Dev 3: How many API calls does your service need to make in order to retrieve the top posts sorted by score?</text:p>
            </text:list-item>
          </text:list>
        </text:list-item>
        <text:list-item>
          <text:p text:style-name="P24">Are there any other things I should know about this project or about your submissio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matthew45</dc:creator>
    <meta:creation-date>2020-05-06T17:06:00Z</meta:creation-date>
    <dc:date>2020-05-06T18:16:00Z</dc:date>
    <meta:template xlink:href="Normal.dotm" xlink:type="simple"/>
    <meta:editing-cycles>3</meta:editing-cycles>
    <meta:editing-duration>PT4200S</meta:editing-duration>
    <meta:document-statistic meta:page-count="2" meta:paragraph-count="5" meta:word-count="425" meta:character-count="2848" meta:row-count="20" meta:non-whitespace-character-count="2428"/>
  </office:meta>
</office:document-meta>
</file>